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6f35e" officeooo:paragraph-rsid="0016f35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6f35e" officeooo:paragraph-rsid="0016f35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a837" officeooo:paragraph-rsid="0017a83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5pt" officeooo:rsid="0016f35e" officeooo:paragraph-rsid="0016f35e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99bec" officeooo:paragraph-rsid="00199bec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2pt" officeooo:rsid="00199bec" officeooo:paragraph-rsid="00199be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b85a" officeooo:paragraph-rsid="001bb85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34b7" officeooo:paragraph-rsid="001d34b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5pt" officeooo:rsid="001bb85a" officeooo:paragraph-rsid="001bb85a" style:font-size-asian="15pt" style:font-size-complex="15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a3f4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4">oque é JavaScript ?</text:p>
      <text:p text:style-name="P2"><text:tab/>De uma maneira resumida quando você entra em um site através de um dispositivo seja ele celulares, computadores, notebook etc…</text:p>
      <text:p text:style-name="P2">você é um cliente que busca uma pagina/arquivo da web em um determinado servidor. Servidor é o local onde fica armazenado o arquivo/site desejado.</text:p>
      <text:p text:style-name="P3"><text:tab/>O JavaScript nada mais é do que um garçom, onde você faz um pedido através do navegador/aplicativo e o garçom(JavaScript) vai até o servidor buscar.</text:p>
      <text:p text:style-name="P3"/>
      <text:p text:style-name="P5">Web sites </text:p>
      <text:p text:style-name="P5"><text:tab/>O<text:span text:style-name="T1">s web sites são composto basicamente de 3 tecnologias. Vamos imaginar um jornal aonde você vai em uma banca comprar. Para o jornal ser feito precisa de 3 pessoas </text:span><text:span text:style-name="T2">sendo elas </text:span></text:p>
      <text:p text:style-name="P6">1° a jornalista aonde ela junta toda a matéria as fotos, vídeos, musicas etc…</text:p>
      <text:p text:style-name="P6">2° o designer ele que define as corres tamanhos de cada artigo,foto aonde cada um fica.</text:p>
      <text:p text:style-name="P6">3° distribuidor responsável por toda a logista envolvida ate chegar em você exemplos segurança, o melhor caminho para percorrer etc…</text:p>
      <text:p text:style-name="P6"><text:tab/>Esses 3 são HTML, CSS e JavaScript.</text:p>
      <text:p text:style-name="P6">HTML e o jornalista , CSS é o designer e o JavaScript é o distribuidor.</text:p>
      <text:p text:style-name="P6"/>
      <text:p text:style-name="P9">Livros importantes</text:p>
      <text:p text:style-name="P7"><text:tab/>1° JavaScript o guia definitivo – Deivid Flanagan </text:p>
      <text:p text:style-name="P7"><text:tab/>2° JavaScript o guia do programador – Maurício samy silva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8:56:21.086068798</meta:creation-date>
    <dc:date>2025-02-20T21:25:36.739090852</dc:date>
    <meta:editing-duration>PT9M5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197" meta:character-count="1166" meta:non-whitespace-character-count="973"/>
  </office:meta>
</office:document-meta>
</file>